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Roman" svg:font-family="'Avenir Roman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6.746cm" fo:margin-left="0cm" fo:margin-top="0cm" fo:margin-bottom="0cm" table:align="left" style:writing-mode="lr-tb"/>
    </style:style>
    <style:style style:name="Tabla1.A" style:family="table-column">
      <style:table-column-properties style:column-width="11.993cm"/>
    </style:style>
    <style:style style:name="Tabla1.B" style:family="table-column">
      <style:table-column-properties style:column-width="3.688cm"/>
    </style:style>
    <style:style style:name="Tabla1.1" style:family="table-row">
      <style:table-row-properties style:min-row-height="0.988cm" fo:keep-together="auto"/>
    </style:style>
    <style:style style:name="Tabla1.A1" style:family="table-cell">
      <style:table-cell-properties style:vertical-align="middle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3" style:family="table-row">
      <style:table-row-properties style:min-row-height="1.808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26.746cm" fo:margin-left="0cm" fo:margin-top="0cm" fo:margin-bottom="0cm" table:align="left" style:writing-mode="lr-tb"/>
    </style:style>
    <style:style style:name="Tabla1.A" style:family="table-column">
      <style:table-column-properties style:column-width="11.993cm"/>
    </style:style>
    <style:style style:name="Tabla1.B" style:family="table-column">
      <style:table-column-properties style:column-width="3.688cm"/>
    </style:style>
    <style:style style:name="Tabla1.1" style:family="table-row">
      <style:table-row-properties style:min-row-height="0.988cm" fo:keep-together="auto"/>
    </style:style>
    <style:style style:name="Tabla1.A1" style:family="table-cell">
      <style:table-cell-properties style:vertical-align="middle" fo:background-color="#fbe4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529cm" fo:keep-together="auto"/>
    </style:style>
    <style:style style:name="Tabla1.3" style:family="table-row">
      <style:table-row-properties style:min-row-height="1.808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1" fo:font-size="12pt" style:letter-kerning="false" style:font-name-asian="Calibri2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1" fo:font-size="12pt" style:letter-kerning="false" style:font-name-asian="Calibri2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Heading_20_3">
      <style:paragraph-properties fo:margin-top="0cm" fo:margin-bottom="0cm" style:contextual-spacing="false" fo:text-align="center" style:justify-single-word="false" fo:orphans="2" fo:widows="2"/>
      <style:text-properties style:font-name="Avenir Roman" fo:font-size="11pt" fo:language="es" fo:country="ES" officeooo:rsid="0012ef91" officeooo:paragraph-rsid="0012ef91" style:letter-kerning="false" style:font-size-asian="11pt" style:font-size-complex="11pt" style:language-complex="ar" style:country-complex="SA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 fo:orphans="2" fo:widows="2"/>
      <style:text-properties style:font-name="Avenir Roman" fo:font-size="11pt" fo:language="es" fo:country="ES" style:letter-kerning="false" style:font-size-asian="11pt" style:font-size-complex="11pt" style:language-complex="ar" style:country-complex="SA"/>
    </style:style>
    <style:style style:name="P5" style:family="paragraph" style:parent-style-name="Heading_20_3">
      <style:paragraph-properties fo:margin-top="0cm" fo:margin-bottom="0cm" style:contextual-spacing="false" fo:text-align="center" style:justify-single-word="false" fo:orphans="2" fo:widows="2"/>
      <style:text-properties style:font-name="Avenir Roman" fo:font-size="11pt" fo:language="es" fo:country="ES" style:text-underline-style="solid" style:text-underline-width="auto" style:text-underline-color="font-color" officeooo:rsid="0012ef91" officeooo:paragraph-rsid="0012ef91" style:letter-kerning="false" style:font-size-asian="11pt" style:font-size-complex="11pt" style:language-complex="ar" style:country-complex="SA"/>
    </style:style>
    <style:style style:name="T1" style:family="text">
      <style:text-properties style:font-name="Avenir Roman" fo:font-size="11pt" style:font-size-asian="11pt" style:font-size-complex="11pt"/>
    </style:style>
    <style:style style:name="T2" style:family="text">
      <style:text-properties style:font-name="Avenir Roman" fo:font-size="11pt" fo:font-weight="bold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T3" style:family="text">
      <style:text-properties style:font-name="Avenir Roman" fo:font-size="11pt" style:font-name-asian="Times New Roman1" style:font-size-asian="11pt" style:language-asian="fr" style:country-asian="FR" style:font-name-complex="Times New Roman1" style:font-size-complex="11pt"/>
    </style:style>
    <style:style style:name="T4" style:family="text">
      <style:text-properties fo:font-family="Arial" style:font-family-generic="swiss" style:font-pitch="variable" fo:font-size="11pt" style:font-name-asian="Times New Roman1" style:font-size-asian="11pt" style:language-asian="fr" style:country-asian="FR" style:font-name-complex="Arial1" style:font-size-complex="11pt"/>
    </style:style>
    <style:style style:name="T5" style:family="text">
      <style:text-properties style:font-name="Avenir Roman" fo:font-size="11pt" fo:language="es" fo:country="ES" style:font-size-asian="11pt" style:font-size-complex="11pt"/>
    </style:style>
    <style:style style:name="T6" style:family="text">
      <style:text-properties fo:font-family="'Arial Black'" style:font-family-generic="swiss" style:font-pitch="variable" fo:font-size="11pt" style:font-size-asian="11pt" style:font-family-complex="'Arial Black'" style:font-family-generic-complex="system" style:font-pitch-complex="variable" style:font-size-complex="11pt"/>
    </style:style>
    <style:style style:name="T7" style:family="text">
      <style:text-properties style:font-name="Avenir Roman" fo:font-size="11pt" officeooo:rsid="0012ef91" style:font-size-asian="11pt" style:font-size-complex="11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-content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draw:frame draw:style-name="fr1" draw:name="Marco1" text:anchor-type="paragraph" svg:x="-0.009cm" svg:y="2.768cm" svg:width="26.746cm" draw:z-index="0" loext:may-break-between-pages="true"><draw:text-box fo:min-height="0cm"><table:table table:name="Tabla1" table:style-name="Tabla1"><table:table-column table:style-name="Tabla1.A"/><table:table-column table:style-name="Tabla1.B" table:number-columns-repeated="4"/><table:table-row table:style-name="Tabla1.1"><table:table-cell table:style-name="Tabla1.A1" table:number-rows-spanned="2" office:value-type="string"><text:p text:style-name="P1" loext:marker-style-name="T2"><text:span text:style-name="T2">Criterios de evaluación</text:span></text:p></table:table-cell><table:table-cell table:style-name="Tabla1.A1" office:value-type="string"><text:p text:style-name="P1" loext:marker-style-name="T2"><text:span text:style-name="T2">Muy satisfactorio</text:span></text:p></table:table-cell><table:table-cell table:style-name="Tabla1.A1" office:value-type="string"><text:p text:style-name="P1" loext:marker-style-name="T2"><text:span text:style-name="T2">Satisfactorio</text:span></text:p></table:table-cell><table:table-cell table:style-name="Tabla1.A1" office:value-type="string"><text:p text:style-name="P1" loext:marker-style-name="T2"><text:span text:style-name="T2">A mejorar</text:span></text:p></table:table-cell><table:table-cell table:style-name="Tabla1.A1" office:value-type="string"><text:p text:style-name="P1" loext:marker-style-name="T2"><text:span text:style-name="T2">Insuficiente</text:span></text:p></table:table-cell></table:table-row><table:table-row table:style-name="Tabla1.2"><table:covered-table-cell table:style-name="Tabla1.A1"/><table:table-cell table:style-name="Tabla1.A1" office:value-type="string"><text:p text:style-name="P1" loext:marker-style-name="T2"><text:span text:style-name="T2">4</text:span></text:p></table:table-cell><table:table-cell table:style-name="Tabla1.A1" office:value-type="string"><text:p text:style-name="P1" loext:marker-style-name="T2"><text:span text:style-name="T2">3</text:span></text:p></table:table-cell><table:table-cell table:style-name="Tabla1.A1" office:value-type="string"><text:p text:style-name="P1" loext:marker-style-name="T2"><text:span text:style-name="T2">2</text:span></text:p></table:table-cell><table:table-cell table:style-name="Tabla1.A1" office:value-type="string"><text:p text:style-name="P1" loext:marker-style-name="T2"><text:span text:style-name="T2">1</text:span></text:p></table:table-cell></table:table-row><table:table-row table:style-name="Tabla1.3"><table:table-cell table:style-name="Tabla1.A3" office:value-type="string"><text:p text:style-name="P2" loext:marker-style-name="T3"><text:span text:style-name="T2">1. Motivación e implicación</text:span><text:span text:style-name="T4">→</text:span><text:span text:style-name="T3"> Participa activamente, muestra interés y curiosidad por aprender.</text:span></text:p></table:table-cell><table:table-cell table:style-name="Tabla1.B3" office:value-type="string"><text:h text:style-name="P3" text:outline-level="3" loext:marker-style-name="T5">X</text:h></table:table-cell><table:table-cell table:style-name="Tabla1.C3" office:value-type="string"><text:h text:style-name="P3" text:outline-level="3" loext:marker-style-name="T5"/></table:table-cell><table:table-cell table:style-name="Tabla1.D3" office:value-type="string"><text:h text:style-name="P4" text:outline-level="3" loext:marker-style-name="T5"/></table:table-cell><table:table-cell table:style-name="Tabla1.E3" office:value-type="string"><text:h text:style-name="P4" text:outline-level="3" loext:marker-style-name="T5"/></table:table-cell></table:table-row><table:table-row table:style-name="Tabla1.3"><table:table-cell table:style-name="Tabla1.A4" office:value-type="string"><text:p text:style-name="P2" loext:marker-style-name="T1"><text:span text:style-name="T3">2. </text:span><text:span text:style-name="Strong_20_Emphasis"><text:span text:style-name="T1">Seriedad y autonomía </text:span></text:span><text:span text:style-name="Strong_20_Emphasis"><text:span text:style-name="T6">→</text:span></text:span><text:span text:style-name="T1"> Trabaja con responsabilidad, respeta las </text:span><text:span text:style-name="T3">instrucciones </text:span><text:span text:style-name="T1">y cuida el material.</text:span></text:p></table:table-cell><table:table-cell table:style-name="Tabla1.B4" office:value-type="string"><text:h text:style-name="P3" text:outline-level="3" loext:marker-style-name="T5"/></table:table-cell><table:table-cell table:style-name="Tabla1.C4" office:value-type="string"><text:h text:style-name="P3" text:outline-level="3" loext:marker-style-name="T5">X</text:h></table:table-cell><table:table-cell table:style-name="Tabla1.D4" office:value-type="string"><text:h text:style-name="P4" text:outline-level="3" loext:marker-style-name="T5"/></table:table-cell><table:table-cell table:style-name="Tabla1.E4" office:value-type="string"><text:h text:style-name="P3" text:outline-level="3" loext:marker-style-name="T5"/></table:table-cell></table:table-row><table:table-row table:style-name="Tabla1.3"><table:table-cell table:style-name="Tabla1.A5" office:value-type="string"><text:p text:style-name="P2" loext:marker-style-name="T3"><text:span text:style-name="T2">3. Colaboración y trabajo en grupo </text:span><text:span text:style-name="T4">→</text:span><text:span text:style-name="T3"> Coopera con los compañeros, comparte conocimientos y respeta a los demás.</text:span></text:p></table:table-cell><table:table-cell table:style-name="Tabla1.B5" office:value-type="string"><text:h text:style-name="P5" text:outline-level="3"/></table:table-cell><table:table-cell table:style-name="Tabla1.C5" office:value-type="string"><text:h text:style-name="P3" text:outline-level="3" loext:marker-style-name="T5">X</text:h></table:table-cell><table:table-cell table:style-name="Tabla1.D5" office:value-type="string"><text:h text:style-name="P5" text:outline-level="3"/></table:table-cell><table:table-cell table:style-name="Tabla1.E5" office:value-type="string"><text:h text:style-name="P5" text:outline-level="3"/></table:table-cell></table:table-row><table:table-row table:style-name="Tabla1.3"><table:table-cell table:style-name="Tabla1.A6" office:value-type="string"><text:p text:style-name="P2" loext:marker-style-name="T2"><text:span text:style-name="T2">4. Comprensión del proceso de traducción </text:span></text:p><text:p text:style-name="P2" loext:marker-style-name="T3"><text:span text:style-name="T3">→ Explica claramente cómo el código fuente se convierte en código ejecutable e identifica sus fases principales (edición, traducción, enlace).</text:span></text:p></table:table-cell><table:table-cell table:style-name="Tabla1.B6" office:value-type="string"><text:h text:style-name="P3" text:outline-level="3" loext:marker-style-name="T5">X</text:h></table:table-cell><table:table-cell table:style-name="Tabla1.C6" office:value-type="string"><text:h text:style-name="P4" text:outline-level="3" loext:marker-style-name="T5"/></table:table-cell><table:table-cell table:style-name="Tabla1.D6" office:value-type="string"><text:h text:style-name="P4" text:outline-level="3" loext:marker-style-name="T5"/></table:table-cell><table:table-cell table:style-name="Tabla1.E6" office:value-type="string"><text:h text:style-name="P4" text:outline-level="3" loext:marker-style-name="T5"/></table:table-cell></table:table-row><table:table-row table:style-name="Tabla1.3"><table:table-cell table:style-name="Tabla1.A7" office:value-type="string"><text:p text:style-name="P2" loext:marker-style-name="T2"><text:span text:style-name="T2">5. Diferenciación entre compiladores e intérpretes </text:span><text:span text:style-name="T3">→ Comprende las funciones, ventajas y desventajas de cada tipo de traductor.</text:span></text:p></table:table-cell><table:table-cell table:style-name="Tabla1.B7" office:value-type="string"><text:h text:style-name="P3" text:outline-level="3" loext:marker-style-name="T5">X</text:h></table:table-cell><table:table-cell table:style-name="Tabla1.C7" office:value-type="string"><text:h text:style-name="P4" text:outline-level="3" loext:marker-style-name="T5"/></table:table-cell><table:table-cell table:style-name="Tabla1.D7" office:value-type="string"><text:h text:style-name="P4" text:outline-level="3" loext:marker-style-name="T5"/></table:table-cell><table:table-cell table:style-name="Tabla1.E7" office:value-type="string"><text:h text:style-name="P4" text:outline-level="3" loext:marker-style-name="T5"/></table:table-cell></table:table-row><table:table-row table:style-name="Tabla1.3"><table:table-cell table:style-name="Tabla1.A8" office:value-type="string"><text:p text:style-name="P2" loext:marker-style-name="T2"><text:span text:style-name="T2">6. Identificación de los tipos de código </text:span><text:span text:style-name="T3">→ Reconoce correctamente las diferencias entre código fuente, código objeto y código ejecutable, y puede dar ejemplos.</text:span></text:p></table:table-cell><table:table-cell table:style-name="Tabla1.B8" office:value-type="string"><text:h text:style-name="P3" text:outline-level="3" loext:marker-style-name="T5">X</text:h></table:table-cell><table:table-cell table:style-name="Tabla1.C8" office:value-type="string"><text:h text:style-name="P4" text:outline-level="3" loext:marker-style-name="T5"/></table:table-cell><table:table-cell table:style-name="Tabla1.D8" office:value-type="string"><text:h text:style-name="P4" text:outline-level="3" loext:marker-style-name="T5"/></table:table-cell><table:table-cell table:style-name="Tabla1.E8" office:value-type="string"><text:h text:style-name="P4" text:outline-level="3" loext:marker-style-name="T5"/></table:table-cell></table:table-row><table:table-row table:style-name="Tabla1.3"><table:table-cell table:style-name="Tabla1.A9" office:value-type="string"><text:p text:style-name="P2" loext:marker-style-name="T2"><text:span text:style-name="T2">7. Conocimiento de las tecnologías de virtualización </text:span><text:span text:style-name="T3">→ Explica el papel de las máquinas virtuales (JVM, CLR) y su relación con la independencia del hardware.</text:span></text:p></table:table-cell><table:table-cell table:style-name="Tabla1.B9" office:value-type="string"><text:h text:style-name="P3" text:outline-level="3" loext:marker-style-name="T5">X</text:h></table:table-cell><table:table-cell table:style-name="Tabla1.C9" office:value-type="string"><text:h text:style-name="P4" text:outline-level="3" loext:marker-style-name="T5"/></table:table-cell><table:table-cell table:style-name="Tabla1.D9" office:value-type="string"><text:h text:style-name="P4" text:outline-level="3" loext:marker-style-name="T5"/></table:table-cell><table:table-cell table:style-name="Tabla1.E9" office:value-type="string"><text:h text:style-name="P4" text:outline-level="3" loext:marker-style-name="T5"/></table:table-cell></table:table-row><table:table-row table:style-name="Tabla1.3"><table:table-cell table:style-name="Tabla1.A10" office:value-type="string"><text:p text:style-name="P2" loext:marker-style-name="T3"><text:span text:style-name="T2">8. Comprensión del concepto de multiplataforma </text:span><text:span text:style-name="T3">→ Describe correctamente qué es el software multiplataforma y puede dar ejemplos relevantes (Java, .NET, aplicaciones abiertas).</text:span></text:p></table:table-cell><table:table-cell table:style-name="Tabla1.B10" office:value-type="string"><text:h text:style-name="P3" text:outline-level="3" loext:marker-style-name="T5">X</text:h></table:table-cell><table:table-cell table:style-name="Tabla1.C10" office:value-type="string"><text:h text:style-name="P4" text:outline-level="3" loext:marker-style-name="T5"/></table:table-cell><table:table-cell table:style-name="Tabla1.D10" office:value-type="string"><text:h text:style-name="P4" text:outline-level="3" loext:marker-style-name="T5"/></table:table-cell><table:table-cell table:style-name="Tabla1.E10" office:value-type="string"><text:h text:style-name="P3" text:outline-level="3" loext:marker-style-name="T5"/></table:table-cell></table:table-row></table:table></draw:text-box></draw:frame><text:span text:style-name="T1">Alumno evaluado (Nombre, Apellido): </text:span><text:span text:style-name="T7">Javier San Juan<text:tab/></text:span></text:p>
      <text:p text:style-name="Standard" loext:marker-style-name="T1"><text:span text:style-name="T1">Alumno evaluador (Nombre, Apellido): </text:span><text:bookmark text:name="_GoBack"/><text:span text:style-name="T7">Adrián Rang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Roman" svg:font-family="'Avenir Roman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loext:linked-style-name="Titre_20_3_20_Car" style:default-outline-level="3" style:list-style-name="" style:class="chapter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fr" fo:country="FR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3_20_Car" style:display-name="Titre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crosoft Office User</meta:initial-creator>
    <meta:editing-cycles>9</meta:editing-cycles>
    <meta:creation-date>2025-10-06T05:20:00</meta:creation-date>
    <dc:date>2025-10-10T12:45:43.566646900</dc:date>
    <meta:editing-duration>PT1H42M10S</meta:editing-duration>
    <meta:generator>LibreOffice/25.8.1.1$Windows_X86_64 LibreOffice_project/54047653041915e595ad4e45cccea684809c77b5</meta:generator>
    <meta:document-statistic meta:table-count="1" meta:image-count="0" meta:object-count="0" meta:page-count="1" meta:paragraph-count="28" meta:word-count="195" meta:character-count="1294" meta:non-whitespace-character-count="1125"/>
    <meta:user-defined meta:name="AppVersion">16.0000</meta:user-defined>
    <meta:template xlink:type="simple" xlink:actuate="onRequest" xlink:title="Normal.dotm" xlink:href=""/>
  </office:meta>
</office:document-meta>
</file>